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99"/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0">
      <style:table-cell-properties fo:background-color="#9bbb59"/>
    </style:style>
    <style:style style:name="ce4" style:family="table-cell" style:parent-style-name="Default" style:data-style-name="N2">
      <style:table-cell-properties fo:background-color="#9bbb59"/>
    </style:style>
    <style:style style:name="ce5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22"/>
    <style:style style:name="ce7" style:family="table-cell" style:parent-style-name="Default" style:data-style-name="N61"/>
    <style:style style:name="gr1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wg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8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head_tu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iete</text:p>
          </table:table-cell>
          <table:table-cell office:value-type="string" calcext:value-type="string">
            <text:p>heizkos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nsty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rtragsanteil</text:p>
          </table:table-cell>
          <table:table-cell office:value-type="string" calcext:value-type="string">
            <text:p>m_alg1</text:p>
          </table:table-cell>
          <table:table-cell office:value-type="string" calcext:value-type="string">
            <text:p>m_transfers</text:p>
          </table:table-cell>
          <table:table-cell office:value-type="string" calcext:value-type="string">
            <text:p>uhv</text:p>
          </table:table-cell>
          <table:table-cell office:value-type="string" calcext:value-type="string">
            <text:p>gross_e1</text:p>
          </table:table-cell>
          <table:table-cell office:value-type="string" calcext:value-type="string">
            <text:p>gross_e4</text:p>
          </table:table-cell>
          <table:table-cell office:value-type="string" calcext:value-type="string">
            <text:p>gross_e5</text:p>
          </table:table-cell>
          <table:table-cell office:value-type="string" calcext:value-type="string">
            <text:p>gross_e6</text:p>
          </table:table-cell>
          <table:table-cell office:value-type="string" calcext:value-type="string">
            <text:p>incometax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wohngeld_basis_hh</text:p>
          </table:table-cell>
          <table:table-cell/>
          <table:table-cell office:value-type="string" calcext:value-type="string">
            <text:p>wg_abzuege</text:p>
          </table:table-cell>
          <table:table-cell office:value-type="string" calcext:value-type="string">
            <text:p>wg_grossY_otherinc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980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N2]-(([.AH2]+([.AI2]*[.AN2])+([.AJ2]*[.AM2]))*[.AM2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R2]+[.S2]+[.T2]+[.U2])/12+[.O2]+[.P2]+([.M2]*[.N2])" office:value-type="float" office:value="2166.66666666667" calcext:value-type="float">
            <text:p>2166.67</text:p>
          </table:table-cell>
          <table:table-cell table:style-name="ce5" table:formula="of:=SUM([.$AD$2:.$AD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C2])*([.AE2]-[.AF2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460.38pt" svg:y="0pt" draw:caption-point-x="297.92pt" draw:caption-point-y="14.06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500.63pt" svg:y="0pt" draw:caption-point-x="303.28pt" draw:caption-point-y="14.06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G2]" office:value-type="float" office:value="1446.66666666667" calcext:value-type="float">
            <text:p>1446.7</text:p>
          </table:table-cell>
          <table:table-cell table:formula="of:=MIN(MAX([.F2];[.AL2]);[.AK2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N3]-(([.AH3]+([.AI3]*[.AN3])+([.AJ3]*[.AM3]))*[.AM3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R3]+[.S3]+[.T3]+[.U3])/12+[.O3]+[.P3]+([.M3]*[.N3])" office:value-type="float" office:value="0" calcext:value-type="float">
            <text:p>0.00</text:p>
          </table:table-cell>
          <table:table-cell table:style-name="ce5" table:formula="of:=SUM([.$AD$2:.$AD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C3])*([.AE3]-[.AF3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460.38pt" svg:y="10.77pt" draw:caption-point-x="297.92pt" draw:caption-point-y="17.09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500.63pt" svg:y="10.77pt" draw:caption-point-x="303.28pt" draw:caption-point-y="17.09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G3]" office:value-type="float" office:value="1446.66666666667" calcext:value-type="float">
            <text:p>1446.7</text:p>
          </table:table-cell>
          <table:table-cell table:formula="of:=MIN(MAX([.F3];[.AL3]);[.AK3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N4]-(([.AH4]+([.AI4]*[.AN4])+([.AJ4]*[.AM4]))*[.AM4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R4]+[.S4]+[.T4]+[.U4])/12+[.O4]+[.P4]+([.M4]*[.N4])" office:value-type="float" office:value="0" calcext:value-type="float">
            <text:p>0.00</text:p>
          </table:table-cell>
          <table:table-cell table:style-name="ce5" table:formula="of:=SUM([.$AD$2:.$AD$4])" office:value-type="float" office:value="2166.66666666667" calcext:value-type="float">
            <text:p>2166.67</text:p>
          </table:table-cell>
          <table:table-cell office:value-type="float" office:value="100" calcext:value-type="float">
            <office:annotation draw:style-name="gr1" draw:text-style-name="P2" svg:width="90pt" svg:height="54pt" svg:x="1366.19pt" svg:y="25.8pt" draw:caption-point-x="252.31pt" draw:caption-point-y="15.87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das arbeitende Kind</text:span></text:p>
            </office:annotation>
            <text:p>100</text:p>
          </table:table-cell>
          <table:table-cell table:style-name="ce6" table:formula="of:=MAX((1-[.AC4])*([.AE4]-[.AF4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460.38pt" svg:y="22.79pt" draw:caption-point-x="297.92pt" draw:caption-point-y="18.88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500.63pt" svg:y="22.79pt" draw:caption-point-x="303.28pt" draw:caption-point-y="18.88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G4]" office:value-type="float" office:value="1446.66666666667" calcext:value-type="float">
            <text:p>1446.7</text:p>
          </table:table-cell>
          <table:table-cell table:formula="of:=MIN(MAX([.F4];[.AL4]);[.AK4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800" calcext:value-type="float">
            <text:p>8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13" calcext:value-type="float">
            <text:p>2013</text:p>
          </table:table-cell>
          <table:table-cell table:style-name="ce4" table:formula="of:=1.08*([.AN5]-(([.AH5]+([.AI5]*[.AN5])+([.AJ5]*[.AM5]))*[.AM5]))" office:value-type="float" office:value="194.1744" calcext:value-type="float">
            <text:p>194.17</text:p>
          </table:table-cell>
          <table:table-cell table:style-name="ce8"/>
          <table:table-cell table:style-name="ce8" office:value-type="float" office:value="0.2" calcext:value-type="float">
            <text:p>0.2</text:p>
          </table:table-cell>
          <table:table-cell table:style-name="ce9" table:formula="of:=([.R5]+[.S5]+[.T5]+[.U5])/12+[.O5]+[.P5]+([.M5]*[.N5])" office:value-type="float" office:value="933.333333333333" calcext:value-type="float">
            <text:p>933.33</text:p>
          </table:table-cell>
          <table:table-cell table:style-name="ce5" table:formula="of:=SUM([.$AD$5:.$AD$6])" office:value-type="float" office:value="933.333333333333" calcext:value-type="float">
            <text:p>933.33</text:p>
          </table:table-cell>
          <table:table-cell table:style-name="ce8" office:value-type="float" office:value="100" calcext:value-type="float">
            <office:annotation draw:style-name="gr1" draw:text-style-name="P2" svg:width="90pt" svg:height="54pt" svg:x="1366.19pt" svg:y="38.38pt" draw:caption-point-x="252.31pt" draw:caption-point-y="17.09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Behinderung</text:span></text:p>
              <text:p text:style-name="P1"><text:span text:style-name="T3"/></text:p>
            </office:annotation>
            <text:p>100</text:p>
          </table:table-cell>
          <table:table-cell table:style-name="ce6" table:formula="of:=MAX((1-[.AC5])*([.AE5]-[.AF5]);0)" office:value-type="float" office:value="666.666666666667" calcext:value-type="float">
            <text:p>666.7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G5]" office:value-type="float" office:value="666.666666666667" calcext:value-type="float">
            <text:p>666.7</text:p>
          </table:table-cell>
          <table:table-cell table:formula="of:=MIN(MAX([.F5];[.AL5]);[.AK5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80" calcext:value-type="float">
            <text:p>80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style-name="ce4" table:formula="of:=1.08*([.AN6]-(([.AH6]+([.AI6]*[.AN6])+([.AJ6]*[.AM6]))*[.AM6]))" office:value-type="float" office:value="194.1744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5" table:formula="of:=([.R6]+[.S6]+[.T6]+[.U6])/12+[.O6]+[.P6]+([.M6]*[.N6])" office:value-type="float" office:value="0" calcext:value-type="float">
            <text:p>0.00</text:p>
          </table:table-cell>
          <table:table-cell table:style-name="ce5" table:formula="of:=SUM([.$AD$5:.$AD$6])" office:value-type="float" office:value="933.3333333333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C6])*([.AE6]-[.AF6]);0)" office:value-type="float" office:value="666.66666666666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G6]" office:value-type="float" office:value="666.666666666667" calcext:value-type="float">
            <text:p>666.7</text:p>
          </table:table-cell>
          <table:table-cell table:formula="of:=MIN(MAX([.F6];[.AL6]);[.AK6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6000" calcext:value-type="float">
            <text:p>16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9" calcext:value-type="float">
            <text:p>2009</text:p>
          </table:table-cell>
          <table:table-cell table:style-name="ce4" table:formula="of:=1.08*([.AN7]-(([.AH7]+([.AI7]*[.AN7])+([.AJ7]*[.AM7]))*[.AM7]))" office:value-type="float" office:value="18.7845355200001" calcext:value-type="float">
            <text:p>18.78</text:p>
          </table:table-cell>
          <table:table-cell table:style-name="ce8"/>
          <table:table-cell table:style-name="ce8" office:value-type="float" office:value="0.3" calcext:value-type="float">
            <text:p>0.3</text:p>
          </table:table-cell>
          <table:table-cell table:style-name="ce9" table:formula="of:=([.R7]+[.S7]+[.T7]+[.U7])/12+[.O7]+[.P7]+([.M7]*[.N7])" office:value-type="float" office:value="1583.33333333333" calcext:value-type="float">
            <text:p>1583.33</text:p>
          </table:table-cell>
          <table:table-cell table:style-name="ce5" table:formula="of:=SUM([.$AD$7:.$AD$8])" office:value-type="float" office:value="1583.33333333333" calcext:value-type="float">
            <text:p>1583.33</text:p>
          </table:table-cell>
          <table:table-cell table:style-name="ce8" office:value-type="float" office:value="50" calcext:value-type="float">
            <office:annotation draw:style-name="gr1" draw:text-style-name="P2" svg:width="90pt" svg:height="54pt" svg:x="1366.19pt" svg:y="62.39pt" draw:caption-point-x="252.31pt" draw:caption-point-y="20.69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Alleinerziehende mit 1 Kind unter 11 Jahren</text:span></text:p>
              <text:p text:style-name="P1"><text:span text:style-name="T3"/></text:p>
            </office:annotation>
            <text:p>50</text:p>
          </table:table-cell>
          <table:table-cell table:style-name="ce6" table:formula="of:=MAX((1-[.AC7])*([.AE7]-[.AF7]);0)" office:value-type="float" office:value="1073.33333333333" calcext:value-type="float">
            <text:p>1073.3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G7]" office:value-type="float" office:value="1073.33333333333" calcext:value-type="float">
            <text:p>1073.3</text:p>
          </table:table-cell>
          <table:table-cell table:formula="of:=MIN(MAX([.F7];[.AL7]);[.AK7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style-name="ce4" table:formula="of:=1.08*([.AN8]-(([.AH8]+([.AI8]*[.AN8])+([.AJ8]*[.AM8]))*[.AM8]))" office:value-type="float" office:value="18.7845355200001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R8]+[.S8]+[.T8]+[.U8])/12+[.O8]+[.P8]+([.M8]*[.N8])" office:value-type="float" office:value="0" calcext:value-type="float">
            <text:p>0.00</text:p>
          </table:table-cell>
          <table:table-cell table:style-name="ce5" table:formula="of:=SUM([.$AD$7:.$AD$8])" office:value-type="float" office:value="1583.333333333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table:style-name="ce6" table:formula="of:=MAX((1-[.AC8])*([.AE8]-[.AF8]);0)" office:value-type="float" office:value="1073.3333333333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G8]" office:value-type="float" office:value="1073.33333333333" calcext:value-type="float">
            <text:p>1073.3</text:p>
          </table:table-cell>
          <table:table-cell table:formula="of:=MIN(MAX([.F8];[.AL8]);[.AK8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120" calcext:value-type="float">
            <text:p>120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06" calcext:value-type="float">
            <text:p>2006</text:p>
          </table:table-cell>
          <table:table-cell table:style-name="ce4" table:formula="of:=([.AN9]-(([.AH9]+([.AI9]*[.AN9])+([.AJ9]*[.AM9]))*[.AM9]))" office:value-type="float" office:value="508.75845025" calcext:value-type="float">
            <text:p>508.76</text:p>
          </table:table-cell>
          <table:table-cell table:style-name="ce8"/>
          <table:table-cell table:style-name="ce8" office:value-type="float" office:value="0.1" calcext:value-type="float">
            <text:p>0.1</text:p>
          </table:table-cell>
          <table:table-cell table:style-name="ce9" table:formula="of:=([.R9]+[.S9]+[.T9]+[.U9])/12+[.O9]+[.P9]+([.M9]*[.N9])" office:value-type="float" office:value="0" calcext:value-type="float">
            <text:p>0.00</text:p>
          </table:table-cell>
          <table:table-cell table:style-name="ce9" table:formula="of:=SUM([.$AD$9:.$AD$13]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MAX((1-[.AC9])*([.AE9]-[.AF9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9];[.AL9]);[.AK9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N10]-(([.AH10]+([.AI10]*[.AN10])+([.AJ10]*[.AM10]))*[.AM10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R10]+[.S10]+[.T10]+[.U10])/12+[.O10]+[.P10]+([.M10]*[.N10])" office:value-type="float" office:value="0" calcext:value-type="float">
            <text:p>0.00</text:p>
          </table:table-cell>
          <table:table-cell table:style-name="ce5" table:formula="of:=SUM([.$AD$9:.$AD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10])*([.AE10]-[.AF10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0];[.AL10]);[.AK10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N11]-(([.AH11]+([.AI11]*[.AN11])+([.AJ11]*[.AM11]))*[.AM11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R11]+[.S11]+[.T11]+[.U11])/12+[.O11]+[.P11]+([.M11]*[.N11])" office:value-type="float" office:value="0" calcext:value-type="float">
            <text:p>0.00</text:p>
          </table:table-cell>
          <table:table-cell table:style-name="ce5" table:formula="of:=SUM([.$AD$9:.$AD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11])*([.AE11]-[.AF11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1];[.AL11]);[.AK11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N12]-(([.AH12]+([.AI12]*[.AN12])+([.AJ12]*[.AM12]))*[.AM12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R12]+[.S12]+[.T12]+[.U12])/12+[.O12]+[.P12]+([.M12]*[.N12])" office:value-type="float" office:value="0" calcext:value-type="float">
            <text:p>0.00</text:p>
          </table:table-cell>
          <table:table-cell table:style-name="ce5" table:formula="of:=SUM([.$AD$9:.$AD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12])*([.AE12]-[.AF12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2];[.AL12]);[.AK12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N13]-(([.AH13]+([.AI13]*[.AN13])+([.AJ13]*[.AM13]))*[.AM13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R13]+[.S13]+[.T13]+[.U13])/12+[.O13]+[.P13]+([.M13]*[.N13])" office:value-type="float" office:value="0" calcext:value-type="float">
            <text:p>0.00</text:p>
          </table:table-cell>
          <table:table-cell table:style-name="ce5" table:formula="of:=SUM([.$AD$9:.$AD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13])*([.AE13]-[.AF13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3];[.AL13]);[.AK13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4" table:formula="of:=([.AN14]-(([.AH14]+([.AI14]*[.AN14])+([.AJ14]*[.AM14]))*[.AM14]))*1.15" office:value-type="float" office:value="450.7799463" calcext:value-type="float">
            <text:p>450.7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([.R14]+[.S14]+[.T14]+[.U14])/12+[.O14]+[.P14]+([.M14]*[.N14])" office:value-type="float" office:value="0" calcext:value-type="float">
            <text:p>0.00</text:p>
          </table:table-cell>
          <table:table-cell table:style-name="ce5" table:formula="of:=SUM([.$AD$9:.$AD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14])*([.AE14]-[.AF14]);0)" office:value-type="float" office:value="0" calcext:value-type="float">
            <text:p>0.0</text:p>
          </table:table-cell>
          <table:table-cell table:style-name="ce7" office:value-type="float" office:value="0.04" calcext:value-type="float">
            <text:p>4.00E-02</text:p>
          </table:table-cell>
          <table:table-cell table:style-name="ce7" office:value-type="float" office:value="0.00063" calcext:value-type="float">
            <text:p>6.30E-04</text:p>
          </table:table-cell>
          <table:table-cell table:style-name="ce7" office:value-type="float" office:value="0.000138" calcext:value-type="float">
            <text:p>1.38E-04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.0</text:p>
          </table:table-cell>
          <table:table-cell table:formula="of:=MIN(MAX([.F14];[.AL14]);[.AK14])" office:value-type="float" office:value="482" calcext:value-type="float">
            <text:p>482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21]-(([.AH21]+([.AI21]*[.AN21])+([.AJ21]*[.AM21]))*[.AM21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R21]+[.S21]+[.T21]+[.U21])/12+[.O21]+[.P21]+([.M21]*[.N21])" office:value-type="float" office:value="3333.33333333333" calcext:value-type="float">
            <text:p>3333.33</text:p>
          </table:table-cell>
          <table:table-cell table:style-name="ce5" table:formula="of:=[.AD21]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21])*([.AE21]-[.AF21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21]" office:value-type="float" office:value="2333.33333333333" calcext:value-type="float">
            <text:p>2333.3</text:p>
          </table:table-cell>
          <table:table-cell table:formula="of:=MIN(MAX([.F21];[.AL21]);[.AK21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22]-(([.AH22]+([.AI22]*[.AN22])+([.AJ22]*[.AM22]))*[.AM22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22])*([.AE22]-[.AF22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22]" office:value-type="float" office:value="2333.33333333333" calcext:value-type="float">
            <text:p>2333.3</text:p>
          </table:table-cell>
          <table:table-cell table:formula="of:=MIN(MAX([.F22];[.AL22]);[.AK22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23]-(([.AH23]+([.AI23]*[.AN23])+([.AJ23]*[.AM23]))*[.AM23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23])*([.AE23]-[.AF23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23]" office:value-type="float" office:value="2333.33333333333" calcext:value-type="float">
            <text:p>2333.3</text:p>
          </table:table-cell>
          <table:table-cell table:formula="of:=MIN(MAX([.F23];[.AL23]);[.AK23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24]-(([.AH24]+([.AI24]*[.AN24])+([.AJ24]*[.AM24]))*[.AM24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24])*([.AE24]-[.AF24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24]" office:value-type="float" office:value="2333.33333333333" calcext:value-type="float">
            <text:p>2333.3</text:p>
          </table:table-cell>
          <table:table-cell table:formula="of:=MIN(MAX([.F24];[.AL24]);[.AK24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25]-(([.AH25]+([.AI25]*[.AN25])+([.AJ25]*[.AM25]))*[.AM25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25])*([.AE25]-[.AF25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25]" office:value-type="float" office:value="2333.33333333333" calcext:value-type="float">
            <text:p>2333.3</text:p>
          </table:table-cell>
          <table:table-cell table:formula="of:=MIN(MAX([.F25];[.AL25]);[.AK25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26]-(([.AH26]+([.AI26]*[.AN26])+([.AJ26]*[.AM26]))*[.AM26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26])*([.AE26]-[.AF26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26]" office:value-type="float" office:value="2333.33333333333" calcext:value-type="float">
            <text:p>2333.3</text:p>
          </table:table-cell>
          <table:table-cell table:formula="of:=MIN(MAX([.F26];[.AL26]);[.AK26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27]-(([.AH27]+([.AI27]*[.AN27])+([.AJ27]*[.AM27]))*[.AM27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27])*([.AE27]-[.AF27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27]" office:value-type="float" office:value="2333.33333333333" calcext:value-type="float">
            <text:p>2333.3</text:p>
          </table:table-cell>
          <table:table-cell table:formula="of:=MIN(MAX([.F27];[.AL27]);[.AK27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28]-(([.AH28]+([.AI28]*[.AN28])+([.AJ28]*[.AM28]))*[.AM28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28])*([.AE28]-[.AF28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28]" office:value-type="float" office:value="2333.33333333333" calcext:value-type="float">
            <text:p>2333.3</text:p>
          </table:table-cell>
          <table:table-cell table:formula="of:=MIN(MAX([.F28];[.AL28]);[.AK28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29]-(([.AH29]+([.AI29]*[.AN29])+([.AJ29]*[.AM29]))*[.AM29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29])*([.AE29]-[.AF29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29]" office:value-type="float" office:value="2333.33333333333" calcext:value-type="float">
            <text:p>2333.3</text:p>
          </table:table-cell>
          <table:table-cell table:formula="of:=MIN(MAX([.F29];[.AL29]);[.AK29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30]-(([.AH30]+([.AI30]*[.AN30])+([.AJ30]*[.AM30]))*[.AM30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30])*([.AE30]-[.AF30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30]" office:value-type="float" office:value="2333.33333333333" calcext:value-type="float">
            <text:p>2333.3</text:p>
          </table:table-cell>
          <table:table-cell table:formula="of:=MIN(MAX([.F30];[.AL30]);[.AK30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31]-(([.AH31]+([.AI31]*[.AN31])+([.AJ31]*[.AM31]))*[.AM31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31])*([.AE31]-[.AF31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31]" office:value-type="float" office:value="2333.33333333333" calcext:value-type="float">
            <text:p>2333.3</text:p>
          </table:table-cell>
          <table:table-cell table:formula="of:=MIN(MAX([.F31];[.AL31]);[.AK31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32]-(([.AH32]+([.AI32]*[.AN32])+([.AJ32]*[.AM32]))*[.AM32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32])*([.AE32]-[.AF32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32]" office:value-type="float" office:value="2333.33333333333" calcext:value-type="float">
            <text:p>2333.3</text:p>
          </table:table-cell>
          <table:table-cell table:formula="of:=MIN(MAX([.F32];[.AL32]);[.AK32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N33]-(([.AH33]+([.AI33]*[.AN33])+([.AJ33]*[.AM33]))*[.AM33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C33])*([.AE33]-[.AF33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G33]" office:value-type="float" office:value="2333.33333333333" calcext:value-type="float">
            <text:p>2333.3</text:p>
          </table:table-cell>
          <table:table-cell table:formula="of:=MIN(MAX([.F33];[.AL33]);[.AK33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6"/>
          <table:table-cell table:style-name="ce4"/>
          <table:table-cell table:number-columns-repeated="993"/>
        </table:table-row>
        <table:table-row table:style-name="ro1" table:number-rows-repeated="1048541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TRUE</number:text>
    </number:number-style>
    <number:number-style style:name="N122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rklärender_20_Text_20_2" style:display-name="Erklärender Text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3:14:29.476674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19-11-20T13:21:35.363644094</dc:date>
    <meta:editing-cycles>8</meta:editing-cycles>
    <meta:editing-duration>PT7M52S</meta:editing-duration>
    <meta:document-statistic meta:table-count="1" meta:cell-count="1268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